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text-properties officeooo:rsid="0003e89f" officeooo:paragraph-rsid="0003e89f"/>
    </style:style>
    <style:style style:name="P4" style:family="paragraph" style:parent-style-name="Text_20_body">
      <style:text-properties officeooo:rsid="0029e12f" officeooo:paragraph-rsid="0029e12f"/>
    </style:style>
    <style:style style:name="P5" style:family="paragraph" style:parent-style-name="Text_20_body">
      <style:text-properties officeooo:rsid="002d07fa" officeooo:paragraph-rsid="002d07fa"/>
    </style:style>
    <style:style style:name="P6" style:family="paragraph" style:parent-style-name="Text_20_body">
      <style:text-properties officeooo:rsid="002da338" officeooo:paragraph-rsid="002da338"/>
    </style:style>
    <style:style style:name="P7" style:family="paragraph" style:parent-style-name="Text_20_body">
      <style:text-properties officeooo:rsid="002ed419" officeooo:paragraph-rsid="002ed419"/>
    </style:style>
    <style:style style:name="P8" style:family="paragraph" style:parent-style-name="Text_20_body">
      <style:text-properties officeooo:rsid="0032f4eb" officeooo:paragraph-rsid="0032f4eb"/>
    </style:style>
    <style:style style:name="P9" style:family="paragraph" style:parent-style-name="Text_20_body">
      <style:text-properties officeooo:rsid="00346bf6" officeooo:paragraph-rsid="00346bf6"/>
    </style:style>
    <style:style style:name="P10" style:family="paragraph" style:parent-style-name="Text_20_body">
      <style:text-properties officeooo:rsid="003e7477" officeooo:paragraph-rsid="003e7477"/>
    </style:style>
    <style:style style:name="P11" style:family="paragraph" style:parent-style-name="Text_20_body">
      <style:text-properties officeooo:rsid="00405f82" officeooo:paragraph-rsid="00405f82"/>
    </style:style>
    <style:style style:name="P12" style:family="paragraph" style:parent-style-name="Text_20_body">
      <style:text-properties officeooo:rsid="00446913" officeooo:paragraph-rsid="00446913"/>
    </style:style>
    <style:style style:name="P13" style:family="paragraph" style:parent-style-name="Title">
      <style:text-properties officeooo:rsid="0003e89f" officeooo:paragraph-rsid="0003e89f"/>
    </style:style>
    <style:style style:name="P14" style:family="paragraph" style:parent-style-name="Text_20_body" style:list-style-name="L1">
      <style:text-properties officeooo:rsid="00346bf6" officeooo:paragraph-rsid="00346bf6"/>
    </style:style>
    <style:style style:name="P15" style:family="paragraph" style:parent-style-name="Text_20_body" style:list-style-name="L1">
      <style:text-properties officeooo:rsid="0036eba1" officeooo:paragraph-rsid="0036eba1"/>
    </style:style>
    <style:style style:name="P16" style:family="paragraph" style:parent-style-name="Text_20_body" style:list-style-name="L1">
      <style:text-properties officeooo:rsid="00380c0b" officeooo:paragraph-rsid="00380c0b"/>
    </style:style>
    <style:style style:name="P17" style:family="paragraph" style:parent-style-name="Text_20_body" style:list-style-name="L1">
      <style:text-properties officeooo:rsid="003a3652" officeooo:paragraph-rsid="003a3652"/>
    </style:style>
    <style:style style:name="P18" style:family="paragraph" style:parent-style-name="Text_20_body" style:list-style-name="L1">
      <style:text-properties officeooo:rsid="003b26f8" officeooo:paragraph-rsid="003b26f8"/>
    </style:style>
    <style:style style:name="P19" style:family="paragraph" style:parent-style-name="Text_20_body" style:list-style-name="L1">
      <style:text-properties fo:font-style="normal" officeooo:rsid="003c0db2" officeooo:paragraph-rsid="003c0db2" style:font-style-asian="normal" style:font-style-complex="normal"/>
    </style:style>
    <style:style style:name="P20" style:family="paragraph" style:parent-style-name="Text_20_body" style:list-style-name="L1">
      <style:text-properties fo:font-style="normal" officeooo:rsid="003cafba" officeooo:paragraph-rsid="003cafba" style:font-style-asian="normal" style:font-style-complex="normal"/>
    </style:style>
    <style:style style:name="P21" style:family="paragraph" style:parent-style-name="Text_20_body" style:list-style-name="L1">
      <style:text-properties fo:font-style="normal" officeooo:rsid="003e240b" officeooo:paragraph-rsid="003e240b" style:font-style-asian="normal" style:font-style-complex="normal"/>
    </style:style>
    <style:style style:name="P22" style:family="paragraph" style:parent-style-name="Text_20_body">
      <style:text-properties fo:font-style="normal" officeooo:rsid="003e240b" officeooo:paragraph-rsid="003e240b" style:font-style-asian="normal" style:font-style-complex="normal"/>
    </style:style>
    <style:style style:name="P23" style:family="paragraph" style:parent-style-name="Text_20_body" style:list-style-name="L2">
      <style:text-properties officeooo:rsid="003e7477" officeooo:paragraph-rsid="003e7477"/>
    </style:style>
    <style:style style:name="P24" style:family="paragraph" style:parent-style-name="Text_20_body" style:list-style-name="L3">
      <style:text-properties officeooo:rsid="00405f82" officeooo:paragraph-rsid="00405f82"/>
    </style:style>
    <style:style style:name="P25" style:family="paragraph" style:parent-style-name="Text_20_body" style:list-style-name="L4">
      <style:text-properties officeooo:rsid="00446913" officeooo:paragraph-rsid="00446913"/>
    </style:style>
    <style:style style:name="P26" style:family="paragraph" style:parent-style-name="Text_20_body" style:list-style-name="L5">
      <style:text-properties officeooo:rsid="004a5e0e" officeooo:paragraph-rsid="004a5e0e"/>
    </style:style>
    <style:style style:name="P27" style:family="paragraph" style:parent-style-name="Text_20_body" style:list-style-name="L5">
      <style:text-properties officeooo:rsid="004baee6" officeooo:paragraph-rsid="004baee6"/>
    </style:style>
    <style:style style:name="P28" style:family="paragraph" style:parent-style-name="Heading_20_1">
      <style:text-properties officeooo:rsid="00305821" officeooo:paragraph-rsid="00305821"/>
    </style:style>
    <style:style style:name="P29" style:family="paragraph" style:parent-style-name="Heading_20_1">
      <style:text-properties officeooo:rsid="003e7477" officeooo:paragraph-rsid="003e7477"/>
    </style:style>
    <style:style style:name="P30" style:family="paragraph" style:parent-style-name="Heading_20_1">
      <style:text-properties officeooo:rsid="00498b1a" officeooo:paragraph-rsid="00498b1a"/>
    </style:style>
    <style:style style:name="P31" style:family="paragraph" style:parent-style-name="Heading_20_1">
      <style:paragraph-properties fo:break-before="page"/>
      <style:text-properties officeooo:rsid="0029c7f6" officeooo:paragraph-rsid="0029c7f6"/>
    </style:style>
    <style:style style:name="T1" style:family="text">
      <style:text-properties officeooo:rsid="00272c84"/>
    </style:style>
    <style:style style:name="T2" style:family="text">
      <style:text-properties officeooo:rsid="002907fe"/>
    </style:style>
    <style:style style:name="T3" style:family="text">
      <style:text-properties officeooo:rsid="002b8069"/>
    </style:style>
    <style:style style:name="T4" style:family="text">
      <style:text-properties officeooo:rsid="002da338"/>
    </style:style>
    <style:style style:name="T5" style:family="text">
      <style:text-properties officeooo:rsid="00358dd6"/>
    </style:style>
    <style:style style:name="T6" style:family="text">
      <style:text-properties officeooo:rsid="003709bd"/>
    </style:style>
    <style:style style:name="T7" style:family="text">
      <style:text-properties fo:font-style="italic" officeooo:rsid="003709bd" style:font-style-asian="italic" style:font-style-complex="italic"/>
    </style:style>
    <style:style style:name="T8" style:family="text">
      <style:text-properties fo:font-style="italic" officeooo:rsid="0038eb0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3709bd" style:font-style-asian="normal" style:font-style-complex="normal"/>
    </style:style>
    <style:style style:name="T11" style:family="text">
      <style:text-properties fo:font-style="normal" officeooo:rsid="0038eb0c" style:font-style-asian="normal" style:font-style-complex="normal"/>
    </style:style>
    <style:style style:name="T12" style:family="text">
      <style:text-properties fo:font-style="normal" officeooo:rsid="003c0db2" style:font-style-asian="normal" style:font-style-complex="normal"/>
    </style:style>
    <style:style style:name="T13" style:family="text">
      <style:text-properties officeooo:rsid="0038eb0c"/>
    </style:style>
    <style:style style:name="T14" style:family="text">
      <style:text-properties officeooo:rsid="003a3652"/>
    </style:style>
    <style:style style:name="T15" style:family="text">
      <style:text-properties officeooo:rsid="00413519"/>
    </style:style>
    <style:style style:name="T16" style:family="text">
      <style:text-properties officeooo:rsid="00432ecc"/>
    </style:style>
    <style:style style:name="T17" style:family="text">
      <style:text-properties officeooo:rsid="0044de35"/>
    </style:style>
    <style:style style:name="T18" style:family="text">
      <style:text-properties officeooo:rsid="0048766c"/>
    </style:style>
    <style:style style:name="T19" style:family="text">
      <style:text-properties officeooo:rsid="0052d34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Inf3190 <text:span text:style-name="T1">Home Exam 1</text:span></text:p>
      <text:p text:style-name="P3">Course: inf3190 – Spring 2018</text:p>
      <text:p text:style-name="P3"><text:span text:style-name="T2">Candidate num</text:span>: <text:span text:style-name="T2">15188</text:span></text:p>
      <text:p text:style-name="P3">Date: <text:span text:style-name="T19">05</text:span>.0<text:span text:style-name="T19">4</text:span>.18</text:p>
      <text:h text:style-name="P31" text:outline-level="1">Distance Vector Routing with Split Horizon – Implementation</text:h>
      <text:p text:style-name="P4">The concept of Distance Vector Routing means each router should keep track of the route to each destination, and select a route based on some sort of cost (in this case the number of hops). Split horizon means <text:span text:style-name="T3">you should never broadcast a route back to the interface you learned about it from, to avoid loops.</text:span></text:p>
      <text:p text:style-name="P5">Since each interface in MIP has a unique MIP address, and each interface is only connected to one interface on one other device, you can simply keep track of which MIP you received the route data from, and send to every address except that one. <text:span text:style-name="T4">That is how I have implemented the Split Horizon.</text:span></text:p>
      <text:p text:style-name="P6">A routing server regularly broadcasts «I am here» using a routing packet. When it learns of a different router, it will start to regularly send it’s routing table there, with the exception of routes it learned from that router.</text:p>
      <text:p text:style-name="P7">The Distance Vector Routing is simply implemented as one extra field in the struct storing the routes. It is up to the daemon to count and keep track of the time to live of a packet, and my solution is using the premade daemon.</text:p>
      <text:p text:style-name="P7"/>
      <text:h text:style-name="P28" text:outline-level="1">Program Design</text:h>
      <text:p text:style-name="P8">It should be noted that I use the premade daemon distributed with the task. In addition, my router solution does not work flawlessly, it has quite a long way to go.</text:p>
      <text:p text:style-name="P9"><text:span text:style-name="T5">Router </text:span>Methods:</text:p>
      <text:list xml:id="list8827834815891654808" text:style-name="L1">
        <text:list-item>
          <text:p text:style-name="P14"><text:span text:style-name="T14">m</text:span>ain:</text:p>
          <text:list>
            <text:list-item>
              <text:p text:style-name="P14">Finds the socket addresses that the user entered when starting t<text:span text:style-name="T5">h</text:span>e router server.</text:p>
            </text:list-item>
            <text:list-item>
              <text:p text:style-name="P15">Then creates two unix sockets and connect to said socket addresses, <text:span text:style-name="T6">adding them to the epolls using the </text:span><text:span text:style-name="T7">epoll_add</text:span><text:span text:style-name="T10"> method</text:span>.</text:p>
            </text:list-item>
            <text:list-item>
              <text:p text:style-name="P16">It then enters a loop, where it keeps routing data up to date by sending out routing data and by deleting stale routing entries. <text:span text:style-name="T13">It handles incoming packets by calling the </text:span><text:span text:style-name="T8">epoll_event</text:span><text:span text:style-name="T11"> method.</text:span></text:p>
            </text:list-item>
          </text:list>
        </text:list-item>
        <text:list-item>
          <text:p text:style-name="P17"><text:span text:style-name="T11">e</text:span><text:span text:style-name="T9">poll_add:</text:span></text:p>
          <text:list>
            <text:list-item>
              <text:p text:style-name="P18"><text:span text:style-name="T9">Accepts a </text:span><text:span text:style-name="T12">epoll control structure and a file descriptor.</text:span></text:p>
            </text:list-item>
            <text:list-item>
              <text:p text:style-name="P19">Adds the given file descriptor to the epoll control struct.</text:p>
            </text:list-item>
          </text:list>
        </text:list-item>
        <text:list-item>
          <text:p text:style-name="P19">epoll_event:</text:p>
          <text:list>
            <text:list-item>
              <text:p text:style-name="P20">Checks with socket it came in on: The forwarding or the routing data socket.</text:p>
            </text:list-item>
            <text:list-item>
              <text:p text:style-name="P20"><text:soft-page-break/>If routing data:</text:p>
              <text:list>
                <text:list-item>
                  <text:p text:style-name="P20">Gets the data from teh socket.</text:p>
                </text:list-item>
                <text:list-item>
                  <text:p text:style-name="P20">Adds the sender to our list of known hosts.</text:p>
                </text:list-item>
                <text:list-item>
                  <text:p text:style-name="P20">Stores the routing table they sent in our table, if the new cost will be lower.</text:p>
                </text:list-item>
              </text:list>
            </text:list-item>
            <text:list-item>
              <text:p text:style-name="P21">If forwarding:</text:p>
              <text:list>
                <text:list-item>
                  <text:p text:style-name="P21">Check in our table if we know the next hop.</text:p>
                </text:list-item>
                <text:list-item>
                  <text:p text:style-name="P21">If we do, return it.</text:p>
                </text:list-item>
              </text:list>
            </text:list-item>
          </text:list>
        </text:list-item>
      </text:list>
      <text:p text:style-name="P22"/>
      <text:h text:style-name="P29" text:outline-level="1">Running the program:</text:h>
      <text:p text:style-name="P10">Compiling:</text:p>
      <text:list xml:id="list1192345795000330082" text:style-name="L2">
        <text:list-item>
          <text:p text:style-name="P23">make</text:p>
        </text:list-item>
      </text:list>
      <text:p text:style-name="P11">Running the router:</text:p>
      <text:list xml:id="list5132827312939105893" text:style-name="L3">
        <text:list-item>
          <text:p text:style-name="P24">./bin/rout<text:span text:style-name="T15">ing</text:span>_server <text:span text:style-name="T16">&lt;routing data socket&gt; &lt;packet forwarding socket&gt;</text:span></text:p>
        </text:list-item>
      </text:list>
      <text:p text:style-name="P12">Exiting the program:</text:p>
      <text:list xml:id="list8043879358414545410" text:style-name="L4">
        <text:list-item>
          <text:p text:style-name="P25">SIGINT <text:span text:style-name="T17">(ctrl-c)</text:span> the router.</text:p>
        </text:list-item>
        <text:list-item>
          <text:p text:style-name="P25">SIGINT any application <text:span text:style-name="T18">using it</text:span>.</text:p>
        </text:list-item>
        <text:list-item>
          <text:p text:style-name="P25">SIGINT the daemon.</text:p>
        </text:list-item>
      </text:list>
      <text:h text:style-name="P30" text:outline-level="1">Files:</text:h>
      <text:list xml:id="list3275072047737664824" text:style-name="L5">
        <text:list-item>
          <text:p text:style-name="P26">Ethernet.h – Used by ping client and server.</text:p>
        </text:list-item>
        <text:list-item>
          <text:p text:style-name="P26">Pingclient.c – Ping client source.</text:p>
        </text:list-item>
        <text:list-item>
          <text:p text:style-name="P26">Pingserver.c – Ping server source.</text:p>
        </text:list-item>
        <text:list-item>
          <text:p text:style-name="P26">Router.h – Router header file, contains the router data struct, the epoll control struct, and defines some values.</text:p>
        </text:list-item>
        <text:list-item>
          <text:p text:style-name="P27">Router.c – Router source code.</text:p>
        </text:list-item>
        <text:list-item>
          <text:p text:style-name="P27">Makefile – make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3:39:57.258800546</meta:creation-date>
    <meta:generator>LibreOffice/5.1.6.2$Linux_X86_64 LibreOffice_project/10m0$Build-2</meta:generator>
    <dc:date>2018-04-05T16:38:11.180548790</dc:date>
    <meta:editing-duration>PT59M57S</meta:editing-duration>
    <meta:editing-cycles>70</meta:editing-cycles>
    <meta:document-statistic meta:table-count="0" meta:image-count="0" meta:object-count="0" meta:page-count="3" meta:paragraph-count="45" meta:word-count="498" meta:character-count="2776" meta:non-whitespace-character-count="2342"/>
  </office:meta>
</office:document-meta>
</file>